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5313f" officeooo:paragraph-rsid="0065313f"/>
    </style:style>
    <style:style style:name="P2" style:family="paragraph" style:parent-style-name="Standard">
      <style:text-properties officeooo:rsid="0067f524" officeooo:paragraph-rsid="0067f5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Przerabianie bieżni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6T18:32:04.192407091</dc:date>
    <meta:editing-duration>P1DT8H54M9S</meta:editing-duration>
    <meta:editing-cycles>63</meta:editing-cycles>
    <meta:document-statistic meta:table-count="0" meta:image-count="0" meta:object-count="0" meta:page-count="1" meta:paragraph-count="1" meta:word-count="2" meta:character-count="20" meta:non-whitespace-character-count="19"/>
  </office:meta>
</office:document-meta>
</file>